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geneID</text:p>
          </table:table-cell>
          <table:table-cell office:value-type="string">
            <text:p>cond1</text:p>
          </table:table-cell>
          <table:table-cell office:value-type="string">
            <text:p>cond2</text:p>
          </table:table-cell>
          <table:table-cell office:value-type="string">
            <text:p>cond3</text:p>
          </table:table-cell>
          <table:table-cell office:value-type="string">
            <text:p>cond4</text:p>
          </table:table-cell>
          <table:table-cell office:value-type="string">
            <text:p>cond5</text:p>
          </table:table-cell>
          <table:table-cell office:value-type="string">
            <text:p>cond6</text:p>
          </table:table-cell>
          <table:table-cell office:value-type="string">
            <text:p>cond7</text:p>
          </table:table-cell>
        </table:table-row>
        <table:table-row table:style-name="ro1">
          <table:table-cell office:value-type="string">
            <text:p>geneA</text:p>
          </table:table-cell>
          <table:table-cell office:value-type="float" office:value="-1.4329212">
            <text:p>-1.4329212</text:p>
          </table:table-cell>
          <table:table-cell office:value-type="float" office:value="-1.0906895">
            <text:p>-1.0906895</text:p>
          </table:table-cell>
          <table:table-cell office:value-type="float" office:value="0.68953205">
            <text:p>0.68953205</text:p>
          </table:table-cell>
          <table:table-cell office:value-type="float" office:value="0.06726148">
            <text:p>0.06726148</text:p>
          </table:table-cell>
          <table:table-cell office:value-type="float" office:value="1.53164572">
            <text:p>1.53164572</text:p>
          </table:table-cell>
          <table:table-cell office:value-type="float" office:value="0.78973271">
            <text:p>0.78973271</text:p>
          </table:table-cell>
          <table:table-cell office:value-type="float" office:value="-0.5545612">
            <text:p>-0.5545612</text:p>
          </table:table-cell>
        </table:table-row>
        <table:table-row table:style-name="ro1">
          <table:table-cell office:value-type="string">
            <text:p>geneB</text:p>
          </table:table-cell>
          <table:table-cell office:value-type="float" office:value="-0.5905256">
            <text:p>-0.5905256</text:p>
          </table:table-cell>
          <table:table-cell office:value-type="float" office:value="-1.0240392">
            <text:p>-1.0240392</text:p>
          </table:table-cell>
          <table:table-cell office:value-type="float" office:value="0.88541103">
            <text:p>0.88541103</text:p>
          </table:table-cell>
          <table:table-cell office:value-type="float" office:value="1.13568288">
            <text:p>1.13568288</text:p>
          </table:table-cell>
          <table:table-cell office:value-type="float" office:value="1.23907981">
            <text:p>1.23907981</text:p>
          </table:table-cell>
          <table:table-cell office:value-type="float" office:value="-0.2573127">
            <text:p>-0.2573127</text:p>
          </table:table-cell>
          <table:table-cell office:value-type="float" office:value="-1.3882961">
            <text:p>-1.3882961</text:p>
          </table:table-cell>
        </table:table-row>
        <table:table-row table:style-name="ro1">
          <table:table-cell office:value-type="string">
            <text:p>geneC</text:p>
          </table:table-cell>
          <table:table-cell office:value-type="float" office:value="-1.1951908">
            <text:p>-1.1951908</text:p>
          </table:table-cell>
          <table:table-cell office:value-type="float" office:value="-0.9463196">
            <text:p>-0.9463196</text:p>
          </table:table-cell>
          <table:table-cell office:value-type="float" office:value="0.24280532">
            <text:p>0.24280532</text:p>
          </table:table-cell>
          <table:table-cell office:value-type="float" office:value="-0.2322689">
            <text:p>-0.2322689</text:p>
          </table:table-cell>
          <table:table-cell office:value-type="float" office:value="-0.3737134">
            <text:p>-0.3737134</text:p>
          </table:table-cell>
          <table:table-cell office:value-type="float" office:value="0.45025184">
            <text:p>0.45025184</text:p>
          </table:table-cell>
          <table:table-cell office:value-type="float" office:value="2.05443572">
            <text:p>2.05443572</text:p>
          </table:table-cell>
        </table:table-row>
        <table:table-row table:style-name="ro1">
          <table:table-cell office:value-type="string">
            <text:p>geneD</text:p>
          </table:table-cell>
          <table:table-cell office:value-type="float" office:value="1.24941084">
            <text:p>1.24941084</text:p>
          </table:table-cell>
          <table:table-cell office:value-type="float" office:value="1.86599302">
            <text:p>1.86599302</text:p>
          </table:table-cell>
          <table:table-cell office:value-type="float" office:value="-0.5468524">
            <text:p>-0.5468524</text:p>
          </table:table-cell>
          <table:table-cell office:value-type="float" office:value="-0.6963787">
            <text:p>-0.6963787</text:p>
          </table:table-cell>
          <table:table-cell office:value-type="float" office:value="-0.5777332">
            <text:p>-0.5777332</text:p>
          </table:table-cell>
          <table:table-cell office:value-type="float" office:value="-0.6199323">
            <text:p>-0.6199323</text:p>
          </table:table-cell>
          <table:table-cell office:value-type="float" office:value="-0.674507">
            <text:p>-0.674507</text:p>
          </table:table-cell>
        </table:table-row>
        <table:table-row table:style-name="ro1">
          <table:table-cell office:value-type="string">
            <text:p>geneE</text:p>
          </table:table-cell>
          <table:table-cell office:value-type="float" office:value="-0.3257655">
            <text:p>-0.3257655</text:p>
          </table:table-cell>
          <table:table-cell office:value-type="float" office:value="2.15308584">
            <text:p>2.15308584</text:p>
          </table:table-cell>
          <table:table-cell office:value-type="float" office:value="-0.1346761">
            <text:p>-0.1346761</text:p>
          </table:table-cell>
          <table:table-cell office:value-type="float" office:value="-0.0635392">
            <text:p>-0.0635392</text:p>
          </table:table-cell>
          <table:table-cell office:value-type="float" office:value="-0.1081008">
            <text:p>-0.1081008</text:p>
          </table:table-cell>
          <table:table-cell office:value-type="float" office:value="-0.0299163">
            <text:p>-0.0299163</text:p>
          </table:table-cell>
          <table:table-cell office:value-type="float" office:value="-1.4910876">
            <text:p>-1.4910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/3.5$Linux_X86_64 LibreOffice_project/350m1$Build-2</meta:generator>
  </office:meta>
</office:document-meta>
</file>